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2e1" officeooo:paragraph-rsid="001ea2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ndo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afá </meta:initial-creator>
    <meta:creation-date>2015-10-28T00:00:16.597597230</meta:creation-date>
    <dc:date>2015-10-28T00:00:57.423374889</dc:date>
    <dc:creator>Josafá </dc:creator>
    <meta:editing-duration>PT4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4.3.3.2$Linux_X86_64 LibreOffice_project/430m0$Build-2</meta:generator>
  </office:meta>
</office:document-meta>
</file>